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5.86mm" table:align="margins" style:writing-mode="lr-tb"/>
    </style:style>
    <style:style style:name="Table1.A" style:family="table-column">
      <style:table-column-properties style:column-width="77.91mm" style:rel-column-width="32759*"/>
    </style:style>
    <style:style style:name="Table1.B" style:family="table-column">
      <style:table-column-properties style:column-width="77.95mm" style:rel-column-width="32776*"/>
    </style:style>
    <style:style style:name="Table1.A1" style:family="table-cell">
      <style:table-cell-properties fo:padding="0.97mm" fo:border-left="none" fo:border-right="none" fo:border-top="0.05pt solid #000000" fo:border-bottom="none"/>
    </style:style>
    <style:style style:name="Table1.B1" style:family="table-cell">
      <style:table-cell-properties fo:padding="0.97mm" fo:border-left="0.05pt solid #000000" fo:border-right="none" fo:border-top="0.05pt solid #000000" fo:border-bottom="none"/>
    </style:style>
    <style:style style:name="P1" style:family="paragraph" style:parent-style-name="Standard">
      <style:paragraph-properties fo:margin-left="0mm" fo:margin-right="0mm" fo:margin-top="3.18mm" fo:margin-bottom="0mm" fo:line-height="7.48mm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1pt" style:font-size-asian="11pt" style:font-size-complex="11pt"/>
    </style:style>
    <style:style style:name="P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0.07mm" fo:language="en" fo:country="US" fo:font-weight="bold" style:font-size-asian="11pt" style:font-weight-asian="bold" style:font-size-complex="11pt" style:text-scale="100%"/>
    </style:style>
    <style:style style:name="P6" style:family="paragraph" style:parent-style-name="Standard">
      <style:paragraph-properties fo:margin-left="0mm" fo:margin-right="0mm" fo:margin-top="3.81mm" fo:margin-bottom="0mm" fo:line-height="3.69mm" fo:text-align="end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9" style:family="paragraph" style:parent-style-name="Standard">
      <style:paragraph-properties fo:margin-left="1.27mm" fo:margin-right="107.95mm" fo:margin-top="1.91mm" fo:margin-bottom="0mm" fo:line-height="4.62mm" fo:text-align="start" style:justify-single-word="false" fo:text-indent="0mm" style:auto-text-indent="false"/>
    </style:style>
    <style:style style:name="P10" style:family="paragraph" style:parent-style-name="Standard">
      <style:paragraph-properties fo:margin-left="102.87mm" fo:margin-right="0mm" fo:margin-top="2.54mm" fo:margin-bottom="0mm" fo:line-height="3.81mm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1" style:family="paragraph" style:parent-style-name="Standard">
      <style:paragraph-properties fo:margin-left="1.27mm" fo:margin-right="0mm" fo:margin-top="3.18mm" fo:margin-bottom="0mm" fo:line-height="4.62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2" style:family="paragraph" style:parent-style-name="Standard">
      <style:paragraph-properties fo:margin-left="1.27mm" fo:margin-right="0mm" fo:margin-top="1.27mm" fo:margin-bottom="0mm" fo:line-height="4.69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3" style:family="paragraph" style:parent-style-name="Standard">
      <style:paragraph-properties fo:margin-left="1.27mm" fo:margin-right="0mm" fo:margin-top="2.54mm" fo:margin-bottom="5.72mm" style:line-height-at-least="1.76mm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14" style:family="paragraph" style:parent-style-name="Standard">
      <style:paragraph-properties fo:margin-left="3.81mm" fo:margin-right="0mm" fo:margin-top="1.91mm" fo:margin-bottom="0mm" fo:line-height="5.06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5" style:family="paragraph" style:parent-style-name="Standard">
      <style:paragraph-properties fo:margin-left="66.04mm" fo:margin-right="0mm" fo:margin-top="5.72mm" fo:margin-bottom="0mm" fo:line-height="4.57mm" fo:text-align="start" style:justify-single-word="false" fo:text-indent="0mm" style:auto-text-indent="false">
        <style:tab-stops>
          <style:tab-stop style:position="12.7mm"/>
          <style:tab-stop style:position="149.86mm" style:type="right"/>
          <style:tab-stop style:position="192.79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6" style:family="paragraph" style:parent-style-name="Standard">
      <style:paragraph-properties fo:margin-left="66.04mm" fo:margin-right="0mm" fo:margin-top="1.91mm" fo:margin-bottom="1.91mm" fo:line-height="4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1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1pt" style:font-size-asian="11pt" style:font-size-complex="11pt"/>
    </style:style>
    <style:style style:name="P19" style:family="paragraph" style:parent-style-name="Standard" style:master-page-name="Standard">
      <style:paragraph-properties fo:margin-left="0mm" fo:margin-right="0mm" fo:margin-top="0mm" fo:margin-bottom="0mm" fo:line-height="5.56mm" fo:text-align="center" style:justify-single-word="false" fo:text-indent="0mm" style:auto-text-indent="false" style:page-number="auto"/>
      <style:text-properties fo:color="#000000" style:text-line-through-style="none" style:text-position="0% 100%" style:font-name="Times New Roman" fo:font-size="13.5pt" fo:letter-spacing="normal" fo:language="en" fo:country="US" style:font-size-asian="13.5pt" style:text-scale="100%"/>
    </style:style>
    <style:style style:name="P2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-0.09mm" fo:language="en" fo:country="US" fo:font-weight="bold" style:font-size-asian="11pt" style:font-weight-asian="bold" style:font-size-complex="11pt" style:text-scale="100%"/>
    </style:style>
    <style:style style:name="P2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1pt" fo:letter-spacing="0.07mm" fo:language="en" fo:country="US" fo:font-weight="bold" style:font-size-asian="11pt" style:font-weight-asian="bold" style:font-size-complex="11pt" style:text-scale="100%"/>
    </style:style>
    <style:style style:name="P2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Standard" style:list-style-name="L1">
      <style:paragraph-properties fo:margin-left="1.27mm" fo:margin-right="0mm" fo:margin-top="1.91mm" fo:margin-bottom="5.72mm" fo:line-height="4.59mm" fo:text-align="start" style:justify-single-word="false" fo:text-indent="2.54mm" style:auto-text-indent="false"/>
    </style:style>
    <style:style style:name="P28" style:family="paragraph" style:parent-style-name="Standard" style:list-style-name="L1">
      <style:paragraph-properties fo:margin-left="1.27mm" fo:margin-right="0mm" fo:margin-top="1.91mm" fo:margin-bottom="5.72mm" fo:line-height="4.59mm" fo:text-align="start" style:justify-single-word="false" fo:text-indent="2.54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9" style:family="paragraph" style:parent-style-name="Standard" style:list-style-name="WWNum1">
      <style:paragraph-properties fo:margin-left="19.05mm" fo:margin-right="0mm" fo:margin-top="0mm" fo:margin-bottom="0mm" fo:line-height="4.73mm" fo:text-align="start" style:justify-single-word="false" fo:text-indent="-7.62mm" style:auto-text-indent="false">
        <style:tab-stops>
          <style:tab-stop style:position="12.7mm"/>
          <style:tab-stop style:position="38.1mm" style:type="char" style:char="."/>
          <style:tab-stop style:position="150.05mm" style:type="right" style:leader-style="solid" style:leader-text="_"/>
        </style:tab-stops>
      </style:paragraph-properties>
    </style:style>
    <style:style style:name="P30" style:family="paragraph" style:parent-style-name="Standard" style:list-style-name="WWNum1">
      <style:paragraph-properties fo:margin-left="19.05mm" fo:margin-right="0mm" fo:margin-top="1.27mm" fo:margin-bottom="0mm" fo:line-height="5.06mm" fo:text-align="start" style:justify-single-word="false" fo:text-indent="-7.62mm" style:auto-text-indent="false">
        <style:tab-stops>
          <style:tab-stop style:position="12.7mm"/>
          <style:tab-stop style:position="38.1mm" style:type="char" style:char="."/>
          <style:tab-stop style:position="161.29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31" style:family="paragraph" style:parent-style-name="Standard" style:list-style-name="WWNum2">
      <style:paragraph-properties fo:margin-left="1.27mm" fo:margin-right="0mm" fo:margin-top="1.27mm" fo:margin-bottom="0mm" fo:line-height="4.53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</style:style>
    <style:style style:name="P32" style:family="paragraph" style:parent-style-name="Standard" style:list-style-name="WWNum2">
      <style:paragraph-properties fo:margin-left="1.27mm" fo:margin-right="0mm" fo:margin-top="1.27mm" fo:margin-bottom="0mm" fo:line-height="4.89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33" style:family="paragraph" style:parent-style-name="Standard" style:list-style-name="WWNum2">
      <style:paragraph-properties fo:margin-left="1.27mm" fo:margin-right="0mm" fo:margin-top="1.91mm" fo:margin-bottom="0mm" fo:line-height="4.94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34" style:family="paragraph" style:parent-style-name="Standard" style:list-style-name="WWNum2">
      <style:paragraph-properties fo:margin-left="1.27mm" fo:margin-right="0mm" fo:margin-top="1.91mm" fo:margin-bottom="0mm" fo:line-height="4.89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35" style:family="paragraph" style:parent-style-name="Standard" style:list-style-name="WWNum2">
      <style:paragraph-properties fo:margin-left="5.08mm" fo:margin-right="2.54mm" fo:margin-top="1.91mm" fo:margin-bottom="0mm" fo:line-height="7.44mm" fo:text-align="start" style:justify-single-word="false" fo:text-indent="0mm" style:auto-text-indent="false">
        <style:tab-stops>
          <style:tab-stop style:position="12.7mm"/>
          <style:tab-stop style:position="15.24mm" style:type="char" style:char="."/>
          <style:tab-stop style:position="42.42mm" style:leader-style="solid" style:leader-text="_"/>
          <style:tab-stop style:position="88.9mm" style:type="right" style:leader-style="solid" style:leader-text="_"/>
          <style:tab-stop style:position="101.67mm" style:type="right" style:leader-style="solid" style:leader-text="_"/>
        </style:tab-stops>
      </style:paragraph-properties>
    </style:style>
    <style:style style:name="P3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3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0.02mm" fo:language="en" fo:country="US" style:font-size-asian="11pt" style:font-size-complex="11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T1" style:family="text">
      <style:text-properties fo:color="#000000" style:text-line-through-style="none" style:text-position="0% 100%" style:font-name="Times New Roman" fo:font-size="11pt" fo:letter-spacing="0.02mm" fo:language="en" fo:country="US" style:font-size-asian="11pt" style:text-scale="100%"/>
    </style:style>
    <style:style style:name="T2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T3" style:family="text"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0%"/>
    </style:style>
    <style:style style:name="T4" style:family="text">
      <style:text-properties fo:color="#000000" style:text-line-through-style="none" style:text-position="0% 100%" style:font-name="Times New Roman" fo:font-size="11pt" fo:letter-spacing="0.04mm" fo:language="en" fo:country="US" style:font-size-asian="11pt" style:text-scale="100%"/>
    </style:style>
    <style:style style:name="T5" style:family="text">
      <style:text-properties fo:color="#000000" style:text-line-through-style="none" style:text-position="0% 100%" style:font-name="Times New Roman" fo:font-size="11pt" fo:letter-spacing="-0.04mm" fo:language="en" fo:country="US" style:font-size-asian="11pt" style:text-scale="100%"/>
    </style:style>
    <style:style style:name="T6" style:family="text">
      <style:text-properties fo:color="#000000" style:text-line-through-style="none" style:text-position="0% 100%" style:font-name="Times New Roman" fo:font-size="11pt" fo:letter-spacing="-0.18mm" fo:language="en" fo:country="US" style:font-size-asian="11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0.09mm" fo:language="en" fo:country="US" style:font-size-asian="10.5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9.5pt" fo:letter-spacing="0.09mm" fo:language="en" fo:country="US" style:font-size-asian="9.5pt" style:text-scale="10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8" style:family="text">
      <style:text-properties fo:letter-spacing="0.11mm" fo:font-weight="bold" style:font-name-asian="Calibri" style:language-asian="zh" style:country-asian="CN" style:font-weight-asian="bold" style:font-name-complex="Courier New" style:font-size-complex="11pt" style:font-weight-complex="normal"/>
    </style:style>
    <style:style style:name="T19" style:family="text">
      <style:text-properties fo:letter-spacing="0.18mm" fo:font-weight="bold" style:font-name-asian="Calibri" style:language-asian="zh" style:country-asian="CN" style:font-weight-asian="bold" style:font-name-complex="Courier New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HE COMPANIES ACT<text:line-break/>(CHAPTER 50)</text:p>
      <text:p text:style-name="P6">SECTION 76B(9)</text:p>
      <text:p text:style-name="P1"><text:span text:style-name="T1">NOTICE OF PURCHASE OR ACQUISITION OF ORDINARY SHARE/STOCKS<text:line-break/></text:span><text:span text:style-name="T2">FORM 29C</text:span></text:p>
      <text:p text:style-name="P10">Folio No.</text:p>
      <text:p text:style-name="P11">Name of Company : <text:span text:style-name="T18"><text:placeholder text:placeholder-type="text">&lt;o.name&gt;</text:placeholder></text:span></text:p>
      <text:p text:style-name="P12">Company No.: <text:span text:style-name="T18"><text:placeholder text:placeholder-type="text">&lt;o.uen&gt;</text:placeholder></text:span></text:p>
      <text:p text:style-name="P9"><text:span text:style-name="T3">The Registrar of Companies, </text:span><text:span text:style-name="T2">Singapore</text:span></text:p>
      <text:p text:style-name="P14">The abovenamed company hereby gives notice of the following:</text:p>
      <text:list xml:id="list20457075872" text:style-name="L1">
        <text:list-item>
          <text:p text:style-name="P27"><text:span text:style-name="T4">The company has purchased or acquired its *ordinary shares/stocks pursuant to section </text:span><text:span text:style-name="T2">*76C/76D/76E on:</text:span></text:p>
        </text:list-item>
        <text:list-item>
          <text:p text:style-name="P28">Pursuant to section 76B (3), the issued ordinary share capital as at the date of ---</text:p>
        </text:list-item>
      </text:list>
      <text:list xml:id="list20457075871" text:style-name="WWNum1">
        <text:list-item>
          <text:p text:style-name="P29"><text:span text:style-name="T7">the last Annual General Meeting of the Company held before any </text:span><text:span text:style-name="T12">resolution passed </text:span><text:span text:style-name="T2">pursuant to section *76C/76D/76E:<text:tab/></text:span></text:p>
        </text:list-item>
        <text:list-item>
          <text:p text:style-name="P30">the resolution passed pursuant to section *76C/76D/76E:<text:tab/></text:p>
        </text:list-item>
      </text:list>
      <text:list xml:id="list1700207353" text:style-name="WWNum2">
        <text:list-item>
          <text:p text:style-name="P31"><text:span text:style-name="T4">Issued ordinary share capital as at the date of the resolution passed pursuant to section </text:span><text:span text:style-name="T2">*76C/76D/76E:</text:span></text:p>
        </text:list-item>
        <text:list-item>
          <text:p text:style-name="P33">Issued ordinary share capital after the purchase or acquisition:</text:p>
        </text:list-item>
        <text:list-item>
          <text:p text:style-name="P34">Total number of *ordinary shares/stocks purchased or acquired:</text:p>
        </text:list-item>
        <text:list-item>
          <text:p text:style-name="P32">Nominal value of each *ordinary share/stock purchase or acquired:</text:p>
        </text:list-item>
        <text:list-item>
          <text:p text:style-name="P35"><text:span text:style-name="T5">Amount of consideration paid for the purchase or acquisition of each *ordinary share/stock: </text:span><text:span text:style-name="T6">Dated this<text:tab/></text:span><text:span text:style-name="T2">day of<text:tab/><text:tab/></text:span></text:p>
        </text:list-item>
      </text:list>
      <text:p text:style-name="P15">Signature :<text:tab/></text:p>
      <text:p text:style-name="P16">Name of Director: <text:span text:style-name="T19"><text:placeholder text:placeholder-type="text">&lt;get_director1(o.id)['name']&gt;</text:placeholder></text:span></text:p>
      <text:p text:style-name="P13">*Delete where inapplicabl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3">Lodged in the office of the Registrar of Companies &amp; </text:span><text:span text:style-name="T14">Businesses by</text:span></text:p>
            <text:p text:style-name="P7">Name:</text:p>
            <text:p text:style-name="P3">Address:</text:p>
            <text:p text:style-name="P2"><text:span text:style-name="T16">A/c No:<text:tab/></text:span><text:span text:style-name="T15">Tel No:</text:span></text:p>
            <text:p text:style-name="P17">Fax No: </text:p>
          </table:table-cell>
          <table:table-cell table:style-name="Table1.B1" office:value-type="string">
            <text:p text:style-name="P20">For Official Use</text:p>
            <text:p text:style-name="P21">_____________________________________</text:p>
            <text:p text:style-name="P37">Date of Registration:</text:p>
            <text:p text:style-name="P38">Receipt No:</text:p>
            <text:p text:style-name="P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7mm"/>
        </style:tab-stops>
      </style:paragraph-properties>
      <style:text-properties fo:color="#00000a" fo:font-size="11pt" fo:language="en" fo:country="US" style:font-name-asian="Droid Sans Fallback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09mm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0.04mm" fo:language="en" fo:country="US" style:font-size-asian="11pt" style:text-scale="100%"/>
    </style:style>
    <style:style style:name="ListLabel_20_3" style:display-name="ListLabel 3" style:family="text">
      <style:text-properties fo:color="#000000" style:text-line-through-style="none" style:text-position="0% 0%" fo:font-size="10.5pt" fo:letter-spacing="0.09mm" style:font-size-asian="10.5pt" style:text-scale="100%"/>
    </style:style>
    <style:style style:name="ListLabel_20_4" style:display-name="ListLabel 4" style:family="text">
      <style:text-properties fo:color="#000000" style:text-line-through-style="none" style:text-position="0% 0%" fo:font-size="11pt" fo:letter-spacing="0.04mm" style:font-size-asian="11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3" style:num-prefix="*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 text:start-value="3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2mm" fo:page-height="257.49mm" style:num-format="1" style:print-orientation="portrait" fo:margin-top="13.76mm" fo:margin-bottom="3.21mm" fo:margin-left="13.02mm" fo:margin-right="13.12mm" style:writing-mode="lr-tb" style:layout-grid-color="#c0c0c0" style:layout-grid-lines="56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</meta:editing-cycles>
    <meta:editing-duration>PT2H23M22S</meta:editing-duration>
    <meta:generator>LibreOffice/3.5$Linux_X86_64 LibreOffice_project/350m1$Build-2</meta:generator>
    <dc:date>2016-01-13T11:28:19</dc:date>
    <dc:creator>phung11764 </dc:creator>
    <meta:document-statistic meta:table-count="1" meta:image-count="0" meta:object-count="0" meta:page-count="1" meta:paragraph-count="30" meta:word-count="203" meta:character-count="1331" meta:non-whitespace-character-count="1161"/>
  </office:meta>
</office:document-meta>
</file>